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Liberation Serif" fo:font-size="13pt" fo:letter-spacing="normal" fo:font-style="normal" fo:font-weight="normal" officeooo:rsid="0010079c" officeooo:paragraph-rsid="0010079c" style:font-size-asian="13pt" style:font-size-complex="13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3" style:family="paragraph" style:parent-style-name="Preformatted_20_Text">
      <style:paragraph-properties fo:orphans="2" fo:widows="2"/>
      <style:text-properties style:font-name="Liberation Serif" fo:font-size="13pt" style:font-size-asian="13pt" style:font-size-complex="13pt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5" style:family="paragraph" style:parent-style-name="Standard">
      <style:text-properties style:font-name="Liberation Serif" officeooo:rsid="0010079c" officeooo:paragraph-rsid="0010079c"/>
    </style:style>
    <style:style style:name="P6" style:family="paragraph" style:parent-style-name="Standard">
      <style:text-properties style:font-name="Liberation Serif" fo:font-size="13pt" officeooo:rsid="0010079c" officeooo:paragraph-rsid="0010079c" style:font-size-asian="13pt" style:font-size-complex="13pt"/>
    </style:style>
    <style:style style:name="P7" style:family="paragraph" style:parent-style-name="Standard">
      <style:text-properties style:font-name="Liberation Serif" fo:font-size="13pt" officeooo:paragraph-rsid="0010079c" style:font-size-asian="13pt" style:font-size-complex="13pt"/>
    </style:style>
    <style:style style:name="P8" style:family="paragraph" style:parent-style-name="Standard">
      <style:text-properties style:font-name="Liberation Serif" fo:font-size="13pt" officeooo:rsid="001037d2" officeooo:paragraph-rsid="001037d2" style:font-size-asian="13pt" style:font-size-complex="13pt"/>
    </style:style>
    <style:style style:name="P9" style:family="paragraph" style:parent-style-name="Standard">
      <style:text-properties style:font-name="Liberation Serif" fo:font-size="13pt" officeooo:rsid="0010e783" officeooo:paragraph-rsid="0010e783" style:font-size-asian="13pt" style:font-size-complex="13pt"/>
    </style:style>
    <style:style style:name="P10" style:family="paragraph" style:parent-style-name="Standard">
      <style:text-properties style:font-name="Liberation Serif" fo:font-size="13pt" officeooo:rsid="00130abf" officeooo:paragraph-rsid="00130abf" style:font-size-asian="13pt" style:font-size-complex="13pt"/>
    </style:style>
    <style:style style:name="P11" style:family="paragraph" style:parent-style-name="Standard">
      <style:text-properties style:font-name="Liberation Serif" fo:font-size="13pt" officeooo:rsid="00130abf" officeooo:paragraph-rsid="00134550" style:font-size-asian="13pt" style:font-size-complex="13pt"/>
    </style:style>
    <style:style style:name="P12" style:family="paragraph" style:parent-style-name="Standard">
      <style:text-properties style:font-name="Liberation Serif" fo:font-size="13pt" officeooo:rsid="00134550" officeooo:paragraph-rsid="00134550" style:font-size-asian="13pt" style:font-size-complex="13pt"/>
    </style:style>
    <style:style style:name="P13" style:family="paragraph" style:parent-style-name="Standard">
      <style:text-properties officeooo:paragraph-rsid="0010e783"/>
    </style:style>
    <style:style style:name="P14" style:family="paragraph" style:parent-style-name="Standard">
      <style:text-properties officeooo:rsid="001129dd" officeooo:paragraph-rsid="001129dd"/>
    </style:style>
    <style:style style:name="P15" style:family="paragraph" style:parent-style-name="Standard">
      <style:text-properties officeooo:paragraph-rsid="00134550"/>
    </style:style>
    <style:style style:name="T1" style:family="text">
      <style:text-properties officeooo:rsid="0010079c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1129dd"/>
    </style:style>
    <style:style style:name="T4" style:family="text">
      <style:text-properties fo:font-variant="normal" fo:text-transform="none" fo:color="#000000" fo:letter-spacing="normal" fo:font-style="normal" fo:font-weight="normal" officeooo:rsid="0011be79"/>
    </style:style>
    <style:style style:name="T5" style:family="text">
      <style:text-properties fo:font-variant="normal" fo:text-transform="none" fo:color="#000000" fo:letter-spacing="normal" fo:font-style="normal" fo:font-weight="normal" officeooo:rsid="00134550"/>
    </style:style>
    <style:style style:name="T6" style:family="text">
      <style:text-properties fo:font-variant="normal" fo:text-transform="none" fo:color="#000000" fo:letter-spacing="normal" fo:font-style="normal" fo:font-weight="normal" officeooo:rsid="0014ce6d"/>
    </style:style>
    <style:style style:name="T7" style:family="text">
      <style:text-properties fo:font-variant="normal" fo:text-transform="none" fo:color="#000000" fo:letter-spacing="normal" fo:font-style="normal" fo:font-weight="normal" officeooo:rsid="0014e38b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fo:font-weight="normal" officeooo:rsid="0010e783" style:font-size-asian="13pt" style:font-size-complex="13pt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fo:font-weight="normal" officeooo:rsid="001129dd" style:font-size-asian="13pt" style:font-size-complex="13pt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officeooo:rsid="00134550" style:font-size-asian="13pt" style:font-size-complex="13pt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normal" officeooo:rsid="0014ce6d" style:font-size-asian="13pt" style:font-size-complex="13pt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fo:font-weight="normal" officeooo:rsid="0014e38b" style:font-size-asian="13pt" style:font-size-complex="13pt"/>
    </style:style>
    <style:style style:name="T13" style:family="text">
      <style:text-properties fo:font-variant="normal" fo:text-transform="none" fo:color="#262626" fo:letter-spacing="normal" fo:font-style="normal" fo:font-weight="normal"/>
    </style:style>
    <style:style style:name="T14" style:family="text">
      <style:text-properties officeooo:rsid="001037d2"/>
    </style:style>
    <style:style style:name="T15" style:family="text">
      <style:text-properties style:font-name="Liberation Serif" fo:font-size="13pt" officeooo:rsid="0010e783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ividade 02</text:p>
      <text:p text:style-name="P6"/>
      <text:p text:style-name="P1">1. Resolva as consultas em Álgebra Relacional para o seguinte modelo de dados.</text:p>
      <text:p text:style-name="P3"/>
      <text:p text:style-name="P3"><text:span text:style-name="T2">Aluno (id_aluno*, nome_aluno)</text:span></text:p>
      <text:p text:style-name="P2">Disciplina (id_disciplina*, nome_disciplina, carga_horaria)</text:p>
      <text:p text:style-name="P2">Professor (id_professor*, nome_professor, titulacao_professor)</text:p>
      <text:p text:style-name="P2">Turma (id_turma*, num_periodo, id_disciplina, id_professor, horario_aula, num_sala)</text:p>
      <text:p text:style-name="P4">Historico (id_historico*, id_turma, id_aluno, num_faltas, media_final)</text:p>
      <text:p text:style-name="P7"><text:span text:style-name="T1">a) </text:span><text:span text:style-name="T13">pi nome_professor, titulacao_professor (Professor)</text:span> </text:p>
      <text:p text:style-name="P7"/>
      <text:p text:style-name="P7"><text:span text:style-name="T1">b) p</text:span><text:span text:style-name="T13">i id_aluno, num_faltas, media_final (sigma id_turma=1 (Histórico ))</text:span> </text:p>
      <text:p text:style-name="P7"/>
      <text:p text:style-name="P6">c) <text:span text:style-name="T14">pi num_sala, horario_aula, nome_disciplina (sigma id_disciplina = ADS025 (Disciplina))</text:span></text:p>
      <text:p text:style-name="P6"/>
      <text:p text:style-name="P8">d) pi nome_aluno, horario_aula (sigma id_professor = 3056 (professor))</text:p>
      <text:p text:style-name="P8"/>
      <text:p text:style-name="P13"><text:span text:style-name="T15">e) pi nome_aluno, carga_horaria, <text:s/></text:span><text:span text:style-name="T8">num_periodo, </text:span><text:span text:style-name="T9">nome_disciplina, media_final (sigma id_aluno = </text:span><text:span text:style-name="T3">199839550 (Aluno), id_historico(Historico))</text:span></text:p>
      <text:p text:style-name="P13"><text:span text:style-name="T3"/></text:p>
      <text:p text:style-name="P14"><text:span text:style-name="T3">f</text:span><text:span text:style-name="T2">) pi id_aluno, nome_aluno, </text:span><text:span text:style-name="T4">nome_disciplina, (sigma ~ <text:s/>media_final(Historico), ~ id_disciplina(Disciplina))</text:span></text:p>
      <text:p text:style-name="P9"><text:span text:style-name="T3"/></text:p>
      <text:p text:style-name="P10"><text:span text:style-name="T3">g</text:span><text:span text:style-name="T2">) pi nome_professor, id_disciplina, nome aluno (sigma id_turmas(Turma), id_professor(professor) ^ id_aluno(aluno))</text:span></text:p>
      <text:p text:style-name="P10"><text:span text:style-name="T2"/></text:p>
      <text:p text:style-name="P11"><text:span text:style-name="T2">h) pi nome_disciplina, </text:span><text:span text:style-name="T5">nome_professor (sigma ~ <text:s/>id_professor(professor), ~ <text:s/>id_disciplina(disciplina))</text:span></text:p>
      <text:p text:style-name="P11"><text:span text:style-name="T5"/></text:p>
      <text:p text:style-name="P11"><text:span text:style-name="T5">i) <text:s/>pi id_alunos, nome_alunos(alunos) / pi id_disciplina, nome_disciplina(disciplina)</text:span></text:p>
      <text:p text:style-name="P11"><text:span text:style-name="T5"/></text:p>
      <text:p text:style-name="P15"><text:span text:style-name="T10">j)</text:span><text:span text:style-name="T11"> pi nome_aluno, num_faltas, media_final, </text:span><text:span text:style-name="T12">nome_disciplina (sigma id_aluno </text:span><text:span text:style-name="T7">frequencia &lt; 75% ou nota &lt; 5(aluno), ~ <text:s/>id_disciplina(disciplina))</text:span></text:p>
      <text:p text:style-name="P12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8T00:15:07.092000000</meta:creation-date>
    <dc:date>2020-04-08T01:44:01.144000000</dc:date>
    <meta:editing-duration>PT6M20S</meta:editing-duration>
    <meta:editing-cycles>1</meta:editing-cycles>
    <meta:document-statistic meta:table-count="0" meta:image-count="0" meta:object-count="0" meta:page-count="1" meta:paragraph-count="17" meta:word-count="140" meta:character-count="1365" meta:non-whitespace-character-count="1234"/>
    <meta:generator>LibreOffice/6.4.1.2$Windows_X86_64 LibreOffice_project/4d224e95b98b138af42a64d84056446d09082932</meta:generator>
  </office:meta>
</office:document-meta>
</file>